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/>
    <style:font-face style:name="Droid Sans Mono" svg:font-family="'Droid Sans Mono', monospace, monospace, 'Droid Sans Fallback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"/>
  </office:font-face-decls>
  <office:automatic-styles>
    <style:style style:name="P1" style:family="paragraph" style:parent-style-name="Heading_20_3">
      <style:text-properties fo:font-variant="normal" fo:text-transform="none" fo:color="#000000" loext:opacity="100%" style:font-name="Roboto" fo:font-size="12.75pt" fo:letter-spacing="normal" fo:font-style="normal" fo:font-weight="normal"/>
    </style:style>
    <style:style style:name="P2" style:family="paragraph" style:parent-style-name="Heading_20_4">
      <style:paragraph-properties fo:margin-left="0in" fo:margin-right="0in" fo:margin-top="0.1874in" fo:margin-bottom="0.1354in" style:contextual-spacing="false" fo:orphans="2" fo:widows="2" fo:text-indent="0in" style:auto-text-indent="false" fo:padding="0in" fo:border="none"/>
      <style:text-properties fo:font-variant="normal" fo:text-transform="none" fo:color="#000000" loext:opacity="100%" style:font-name="Roboto" fo:font-size="14pt" fo:letter-spacing="normal" fo:font-style="normal" fo:font-weight="normal" loext:padding="0in" loext:border="none"/>
    </style:style>
    <style:style style:name="P3" style:family="paragraph" style:parent-style-name="Text_20_body">
      <style:paragraph-properties fo:margin-left="0in" fo:margin-right="0in" fo:margin-top="0in" fo:margin-bottom="0in" style:contextual-spacing="false" style:line-height-at-least="0.25in" fo:orphans="2" fo:widows="2" fo:text-indent="0in" style:auto-text-indent="false"/>
      <style:text-properties fo:font-variant="normal" fo:text-transform="none" fo:color="#000000" loext:opacity="100%" style:font-name="Roboto" fo:font-size="10.5pt" fo:letter-spacing="normal" fo:font-style="normal" fo:font-weight="normal" loext:padding="0in" loext:border="none"/>
    </style:style>
    <style:style style:name="P4" style:family="paragraph" style:parent-style-name="Standard">
      <style:text-properties fo:color="#000000" loext:opacity="100%"/>
    </style:style>
    <style:style style:name="P5" style:family="paragraph" style:parent-style-name="Standard">
      <style:text-properties fo:color="#d4d4d4" loext:opacity="100%" style:font-name="Droid Sans Mono" fo:font-size="10.5pt" fo:font-weight="normal" fo:background-color="#1e1e1e"/>
    </style:style>
    <style:style style:name="P6" style:family="paragraph" style:parent-style-name="Standard">
      <style:paragraph-properties style:line-height-at-least="0.198in"/>
      <style:text-properties fo:color="#d4d4d4" loext:opacity="100%" style:font-name="Droid Sans Mono" fo:font-size="10.5pt" fo:font-weight="normal" fo:background-color="#1e1e1e"/>
    </style:style>
    <style:style style:name="P7" style:family="paragraph" style:parent-style-name="Standard">
      <style:paragraph-properties style:line-height-at-least="0.198in"/>
    </style:style>
    <style:style style:name="P8" style:family="paragraph" style:parent-style-name="Standard">
      <style:text-properties fo:color="#569cd6" loext:opacity="100%" style:font-name="Droid Sans Mono" fo:font-size="10.5pt" fo:font-weight="normal" fo:background-color="#1e1e1e"/>
    </style:style>
    <style:style style:name="T1" style:family="text">
      <style:text-properties style:font-name="Courier New"/>
    </style:style>
    <style:style style:name="T2" style:family="text">
      <style:text-properties fo:font-weight="bold"/>
    </style:style>
    <style:style style:name="T3" style:family="text">
      <style:text-properties fo:color="#569cd6" loext:opacity="100%"/>
    </style:style>
    <style:style style:name="T4" style:family="text">
      <style:text-properties fo:color="#dcdcdc" loext:opacity="100%"/>
    </style:style>
    <style:style style:name="T5" style:family="text">
      <style:text-properties fo:color="#ce9178" loext:opacity="100%"/>
    </style:style>
    <style:style style:name="fr1" style:family="graphic" style:parent-style-name="Graphics">
      <style:graphic-properties fo:margin-left="0in" fo:margin-right="0in" fo:margin-top="0in" fo:margin-bottom="0in" style:wrap="left" style:number-wrapped-paragraphs="no-limit" style:wrap-contour="false" style:vertical-pos="below" style:vertical-rel="char" style:horizontal-pos="righ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Django JSON Cleaning</text:h>
      <text:p text:style-name="P3">Imagine you are writing a function within a Django application to parse JSON data. In the Python file, write a program to perform a GET request on the route <text:span text:style-name="T1">https://coderbyte.com/api/challenges/json/json-cleaning</text:span> and then clean the object according to the following rules: Remove all keys that have values of <text:span text:style-name="T2">N/A</text:span>, <text:span text:style-name="T2">-</text:span>, or empty strings. If one of these values appear in an array, remove that single item from the array. Then print the modified object as a string.<text:line-break/><text:line-break/><text:span text:style-name="T2">Example Input</text:span><text:line-break/><text:span text:style-name="T1">{"name":{"first":"Daniel","middle":"N/A","last":"Smith"},"age":45}</text:span><text:line-break/><text:line-break/><text:span text:style-name="T2">Example Output</text:span><text:line-break/><text:span text:style-name="T1">{"name":{"first":"Daniel","last":"Smith"},"age":45}</text:span></text:p>
      <text:section text:style-name="Sect1" text:name="searchOnlineArea">
        <text:h text:style-name="P2" text:outline-level="4">Browse Resource<draw:frame draw:style-name="fr1" draw:name="Image1" text:anchor-type="char" svg:width="1.1772in" svg:height="0.3937in" draw:z-index="0"><draw:image xlink:href="https://coderbytestaticimages.s3.amazonaws.com/editor/Powered_by_Google_(2015).png" xlink:type="simple" xlink:show="embed" xlink:actuate="onLoad"/></draw:frame>s</text:h>
        <text:p text:style-name="P3">Search for any help or documentation you might need for this problem. For example: array indexing, Ruby hash tables, etc.</text:p>
      </text:section>
      <text:p text:style-name="P8"/>
      <text:p text:style-name="P5"><text:span text:style-name="T3">import</text:span> requests</text:p>
      <text:p text:style-name="P6"><text:span text:style-name="T3">import</text:span> json</text:p>
      <text:p text:style-name="P7"/>
      <text:p text:style-name="P6"><text:span text:style-name="T3">def</text:span> clean_data<text:span text:style-name="T4">():</text:span></text:p>
      <text:p text:style-name="P6">r = requests.get<text:span text:style-name="T4">(</text:span><text:span text:style-name="T5">'https://coderbyte.com/api/challenges/json/json-cleaning'</text:span><text:span text:style-name="T4">)</text:span></text:p>
      <text:p text:style-name="P6"><text:span text:style-name="T3">return</text:span> r.json<text:span text:style-name="T4">()</text:span></text:p>
      <text:p text:style-name="P7"/>
      <text:p text:style-name="P6"><text:span text:style-name="T3">print</text:span><text:span text:style-name="T4">(</text:span>clean_data<text:span text:style-name="T4">())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import requests</text:p>
      <text:p text:style-name="P4">import json</text:p>
      <text:p text:style-name="P4"><text:s text:c="4"/>return r.json()</text:p>
      <text:p text:style-name="P4">def countIt(x,y):</text:p>
      <text:p text:style-name="P4"><text:s text:c="4"/>return (len(x)-len(x.replace(y,'')))/len(y)</text:p>
      <text:p text:style-name="P4">def getHigher(ls):</text:p>
      <text:p text:style-name="P4"><text:s text:c="4"/>high = int(ls[0])</text:p>
      <text:p text:style-name="P4"><text:s text:c="4"/>for i in range(1,len(ls)):</text:p>
      <text:p text:style-name="P4"><text:s text:c="8"/>if int(ls[i]) &gt; int(high):</text:p>
      <text:p text:style-name="P4"><text:s text:c="12"/>high = int(ls[i])</text:p>
      <text:p text:style-name="P4"><text:s text:c="4"/>return high</text:p>
      <text:p text:style-name="P4">def findIt(x,ls):</text:p>
      <text:p text:style-name="P4"><text:s text:c="4"/>for i in range(0,len(ls)):</text:p>
      <text:p text:style-name="P4"><text:s text:c="8"/>if x == ls[i]:</text:p>
      <text:p text:style-name="P4"><text:s text:c="12"/>return i</text:p>
      <text:p text:style-name="P4">def clearFront(x):</text:p>
      <text:p text:style-name="P4"><text:s text:c="4"/>ls = [',','}',']']</text:p>
      <text:p text:style-name="P4"><text:s text:c="4"/>for k in range(0,len(x)):</text:p>
      <text:p text:style-name="P4"><text:s text:c="8"/>if x[k] in ls:</text:p>
      <text:p text:style-name="P4"><text:s text:c="12"/>for i in range(0,len(ls)):</text:p>
      <text:p text:style-name="P4"><text:s text:c="16"/>if x[k] == ls[i]:</text:p>
      <text:p text:style-name="P4"><text:s text:c="20"/>if i == 0:</text:p>
      <text:p text:style-name="P4"><text:s text:c="24"/>return x[k+1:]</text:p>
      <text:p text:style-name="P4"><text:s text:c="16"/>else:</text:p>
      <text:p text:style-name="P4"><text:s text:c="20"/>return x[k:]</text:p>
      <text:p text:style-name="P4"><text:s text:c="4"/>return x</text:p>
      <text:p text:style-name="P4">def clearTill(js,c,ls):</text:p>
      <text:p text:style-name="P4"><text:s text:c="4"/>k,cou,z = -1,0,''</text:p>
      <text:p text:style-name="P4"><text:s text:c="4"/>while cou &lt; int(c):</text:p>
      <text:p text:style-name="P4"><text:s text:c="8"/>z = z +js[k]</text:p>
      <text:p text:style-name="P4"><text:s text:c="8"/>cou = getHigher([countIt(z,ls[0]),countIt(z,ls[1])])</text:p>
      <text:p text:style-name="P4"><text:s text:c="8"/>k -= 1</text:p>
      <text:p text:style-name="P4"><text:s text:c="4"/>return js[:k+1]</text:p>
      <text:p text:style-name="P4">def clearBack(x):</text:p>
      <text:p text:style-name="P4"><text:s text:c="4"/>ls = [',','[','{',':']</text:p>
      <text:p text:style-name="P4"><text:s text:c="4"/>for k in range(1,len(x)):</text:p>
      <text:p text:style-name="P4"><text:s text:c="8"/>if x[-k] in ls:</text:p>
      <text:p text:style-name="P4"><text:s text:c="12"/>for i in range(0,len(ls)):</text:p>
      <text:p text:style-name="P4"><text:s text:c="16"/>if x[-k] == ls[i]:</text:p>
      <text:p text:style-name="P4"><text:s text:c="20"/>if i == 0:</text:p>
      <text:p text:style-name="P4"><text:s text:c="24"/>return x[:-k]</text:p>
      <text:p text:style-name="P4"><text:s text:c="20"/>if i == 3:</text:p>
      <text:p text:style-name="P4"><text:s text:c="24"/>return clearTill(x[:-k],2,['"',"'"])</text:p>
      <text:p text:style-name="P4"><text:s text:c="20"/>elif i == 2 or i == 1:</text:p>
      <text:p text:style-name="P4"><text:s text:c="24"/>return x[:-k]</text:p>
      <text:p text:style-name="P4"><text:s text:c="4"/>return x</text:p>
      <text:p text:style-name="P4">def getSplitLoc(x,y):</text:p>
      <text:p text:style-name="P4"><text:s text:c="4"/>return len(x.split(y)[0])</text:p>
      <text:p text:style-name="P4">def clean_data():</text:p>
      <text:p text:style-name="P4"><text:soft-page-break/><text:s text:c="4"/>js = requests.get('https://coderbyte.com/api/challenges/json/json-cleaning')</text:p>
      <text:p text:style-name="P4"><text:s text:c="4"/>brackAll = [['{','}'],['[',']'],['"','"']]</text:p>
      <text:p text:style-name="P4"><text:s text:c="4"/>newJs = str(js).replace(' "','"').replace("''",'N/A')</text:p>
      <text:p text:style-name="P4"><text:s text:c="4"/>ls = ['N/A','-']</text:p>
      <text:p text:style-name="P4"><text:s text:c="4"/>for k in range(0,len(ls)):</text:p>
      <text:p text:style-name="P4"><text:s text:c="8"/>while ls[k] in newJs:</text:p>
      <text:p text:style-name="P4"><text:s text:c="12"/>spl = getSplitLoc(newJs,ls[k])</text:p>
      <text:p text:style-name="P4"><text:s text:c="12"/>newJs = clearBack(newJs[:spl])+clearFront(newJs[spl:])</text:p>
      <text:p text:style-name="P4"><text:s text:c="4"/>return json.loads(str(newJs).replace(' <text:s/>',' ').replace("'",'"').replace(", ",',').replace(': ',':')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/>
    <style:font-face style:name="Droid Sans Mono" svg:font-family="'Droid Sans Mono', monospace, monospace, 'Droid Sans Fallback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8T15:37:09.082177194</meta:creation-date>
    <dc:date>2022-11-18T18:56:40.344209048</dc:date>
    <meta:editing-duration>PT2H49M12S</meta:editing-duration>
    <meta:editing-cycles>2</meta:editing-cycles>
    <meta:generator>LibreOffice/7.3.6.2$Linux_X86_64 LibreOffice_project/30$Build-2</meta:generator>
    <meta:document-statistic meta:table-count="0" meta:image-count="1" meta:object-count="0" meta:page-count="3" meta:paragraph-count="68" meta:word-count="296" meta:character-count="2696" meta:non-whitespace-character-count="1997"/>
  </office:meta>
</office:document-meta>
</file>